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aettenschweiler" style:font-family-generic="swiss" style:font-pitch="variable" fo:font-size="1.33333in" style:font-size-asian="1.33333in" style:font-size-complex="1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5" draw:name="Título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Django vs<text:s text:c="1"/></text:span><text:span text:style-name="a382" text:class-names="">Nodejs</text:span><text:span text:style-name="a383" text:class-names=""/></text:p>
          </draw:text-box>
          <svg:title/>
          <svg:desc/>
        </draw:frame>
        <draw:frame draw:id="id64" presentation:style-name="a389" draw:name="Subtítulo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6" text:class-names="">Webframeworks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Título-y-objetos" presentation:presentation-page-layout-name="Master1-PPL2" draw:id="Slide-257">
        <draw:frame draw:id="id65" presentation:style-name="a394" draw:name="Título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Implementación</text:span><text:span text:style-name="a392" text:class-names=""/></text:p>
          </draw:text-box>
          <svg:title/>
          <svg:desc/>
        </draw:frame>
        <draw:frame draw:id="id66" presentation:style-name="a395" draw:name="Marcador de contenido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el estilo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el estilo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el estilo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el estilo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el estilo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el estilo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el estilo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jango vs Nodejs</dc:title>
    <meta:initial-creator>Sergio Esteban Adan</meta:initial-creator>
    <dc:creator>Sergio Esteban Adan</dc:creator>
    <meta:creation-date>2016-03-14T11:45:23Z</meta:creation-date>
    <dc:date>2016-03-14T11:47:27Z</dc:date>
    <meta:editing-cycles>1</meta:editing-cycles>
    <meta:editing-duration>PT123S</meta:editing-duration>
    <meta:document-statistic meta:paragraph-count="3" meta:word-count="5"/>
  </office:meta>
</office:document-meta>
</file>